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31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85cm" fo:min-width="0cm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cm" fo:min-width="0cm"/>
    </style:style>
    <style:style style:name="gr7" style:family="graphic" style:parent-style-name="objectwithoutfill">
      <style:graphic-properties svg:stroke-color="#000000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88cm" fo:min-width="0cm"/>
    </style:style>
    <style:style style:name="gr9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0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11" style:family="graphic" style:parent-style-name="objectwithoutfill">
      <style:graphic-properties draw:stroke="dash" draw:stroke-dash="Fine_20_Dashed" svg:stroke-color="#000000" draw:marker-end="Arrow" draw:marker-end-width="0.3cm" draw:fill="none" draw:textarea-vertical-align="middle"/>
    </style:style>
    <style:style style:name="gr1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3" style:family="graphic" style:parent-style-name="objectwithoutfill">
      <style:graphic-properties draw:stroke="dash" draw:stroke-dash="Fine_20_Dashed" draw:fill="none" draw:textarea-vertical-align="middle"/>
    </style:style>
    <style:style style:name="gr14" style:family="graphic" style:parent-style-name="standard">
      <style:graphic-properties draw:stroke="dash" draw:stroke-dash="Fine_20_Dashed" draw:fill="none" draw:textarea-horizontal-align="justify" draw:textarea-vertical-align="middle" draw:auto-grow-height="false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875cm" svg:height="0.8cm" svg:x="6.925cm" svg:y="1.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825cm" svg:height="0.78cm" svg:x="6.875cm" svg:y="1.3cm">
          <draw:text-box>
            <text:p><text:span text:style-name="T1">Adapter</text:span></text:p>
          </draw:text-box>
        </draw:frame>
        <draw:custom-shape draw:style-name="gr1" draw:text-style-name="P1" draw:layer="layout" svg:width="3.4cm" svg:height="0.8cm" svg:x="1.143cm" svg:y="3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cm" svg:height="0.78cm" svg:x="1.143cm" svg:y="3.82cm">
          <draw:text-box>
            <text:p><text:span text:style-name="T1">args_converter</text:span></text:p>
          </draw:text-box>
        </draw:frame>
        <draw:custom-shape draw:style-name="gr1" draw:text-style-name="P1" draw:layer="layout" svg:width="3.375cm" svg:height="1.3cm" svg:x="19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3.4cm" svg:height="1.309cm" svg:x="19cm" svg:y="3.596cm">
          <draw:text-box>
            <text:p><text:span text:style-name="T1">cls/template instances</text:span></text:p>
          </draw:text-box>
        </draw:frame>
        <draw:custom-shape draw:style-name="gr4" draw:text-style-name="P1" draw:layer="layout" svg:width="9.9cm" svg:height="4.2cm" svg:x="6.9cm" svg:y="2.1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4.5cm" svg:y1="2.9cm" svg:x2="6.9cm" svg:y2="2.9cm">
          <text:p/>
        </draw:line>
        <draw:line draw:style-name="gr5" draw:text-style-name="P1" draw:layer="layout" svg:x1="4.5cm" svg:y1="4.2cm" svg:x2="6.9cm" svg:y2="4.2cm">
          <text:p/>
        </draw:line>
        <draw:line draw:style-name="gr5" draw:text-style-name="P1" draw:layer="layout" svg:x1="4.5cm" svg:y1="5.5cm" svg:x2="6.9cm" svg:y2="5.5cm">
          <text:p/>
        </draw:line>
        <draw:frame draw:style-name="gr6" draw:text-style-name="P2" draw:layer="layout" svg:width="9.3cm" svg:height="3.425cm" svg:x="7.3cm" svg:y="2.2cm">
          <draw:text-box>
            <text:p><text:span text:style-name="T1">The adapter produces each view item by passing each data item through the</text:span></text:p>
            <text:p><text:span text:style-name="T1">args_converter into the cls constructor. Something like:</text:span></text:p>
            <text:p><text:span text:style-name="T1"/></text:p>
            <text:p><text:span text:style-name="T1"><text:s text:c="4"/></text:span><text:span text:style-name="T1">cls(**args_converter(data[index]))</text:span></text:p>
          </draw:text-box>
        </draw:frame>
        <draw:custom-shape draw:style-name="gr1" draw:text-style-name="P1" draw:layer="layout" svg:width="3.4cm" svg:height="0.8cm" svg:x="1.144cm" svg:y="5.10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4cm" svg:height="0.78cm" svg:x="1.101cm" svg:y="5.072cm">
          <draw:text-box>
            <text:p><text:span text:style-name="T1">cls/template</text:span></text:p>
          </draw:text-box>
        </draw:frame>
        <draw:line draw:style-name="gr7" draw:text-style-name="P1" draw:layer="layout" svg:x1="15cm" svg:y1="5.3cm" svg:x2="17.8cm" svg:y2="5.3cm">
          <text:p/>
        </draw:line>
        <draw:custom-shape draw:style-name="gr1" draw:text-style-name="P1" draw:layer="layout" svg:width="3.375cm" svg:height="0.8cm" svg:x="1.172cm" svg:y="2.50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2cm" svg:height="0.78cm" svg:x="1.247cm" svg:y="2.502cm">
          <draw:text-box>
            <text:p><text:span text:style-name="T1">data</text:span></text:p>
          </draw:text-box>
        </draw:frame>
        <draw:custom-shape draw:style-name="gr4" draw:text-style-name="P1" draw:layer="layout" svg:width="3.4cm" svg:height="0.8cm" svg:x="19cm" svg:y="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17.8cm" svg:y1="7.3cm" svg:x2="17.8cm" svg:y2="5.3cm">
          <text:p/>
        </draw:line>
        <draw:custom-shape draw:style-name="gr4" draw:text-style-name="P1" draw:layer="layout" svg:width="3.4cm" svg:height="0.8cm" svg:x="19cm" svg:y="5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4cm" svg:height="0.8cm" svg:x="19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4cm" svg:height="0.8cm" svg:x="19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3.4cm" svg:height="1.838cm" svg:x="19cm" svg:y="8.1cm">
          <draw:text-box>
            <text:p><text:span text:style-name="T1">.</text:span></text:p>
            <text:p><text:span text:style-name="T1">.</text:span></text:p>
            <text:p><text:span text:style-name="T1">.</text:span></text:p>
          </draw:text-box>
        </draw:frame>
        <draw:custom-shape draw:style-name="gr4" draw:text-style-name="P1" draw:layer="layout" svg:width="3.4cm" svg:height="2cm" svg:x="19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" draw:layer="layout" svg:x1="17.8cm" svg:y1="5.3cm" svg:x2="19cm" svg:y2="5.3cm">
          <text:p/>
        </draw:line>
        <draw:line draw:style-name="gr9" draw:text-style-name="P1" draw:layer="layout" svg:x1="17.8cm" svg:y1="6.1cm" svg:x2="19cm" svg:y2="6.1cm">
          <text:p/>
        </draw:line>
        <draw:line draw:style-name="gr9" draw:text-style-name="P1" draw:layer="layout" svg:x1="17.8cm" svg:y1="6.9cm" svg:x2="19cm" svg:y2="6.9cm">
          <text:p/>
        </draw:line>
        <draw:line draw:style-name="gr7" draw:text-style-name="P1" draw:layer="layout" svg:x1="17.8cm" svg:y1="7.3cm" svg:x2="17.8cm" svg:y2="7.7cm">
          <text:p/>
        </draw:line>
        <draw:line draw:style-name="gr9" draw:text-style-name="P1" draw:layer="layout" svg:x1="17.8cm" svg:y1="7.7cm" svg:x2="19cm" svg:y2="7.7cm">
          <text:p/>
        </draw:line>
        <draw:line draw:style-name="gr10" draw:text-style-name="P1" draw:layer="layout" svg:x1="17.8cm" svg:y1="7.7cm" svg:x2="17.8cm" svg:y2="9.6cm">
          <text:p/>
        </draw:line>
        <draw:line draw:style-name="gr11" draw:text-style-name="P1" draw:layer="layout" svg:x1="17.8cm" svg:y1="8.5cm" svg:x2="19cm" svg:y2="8.5cm">
          <text:p/>
        </draw:line>
        <draw:line draw:style-name="gr11" draw:text-style-name="P1" draw:layer="layout" svg:x1="17.8cm" svg:y1="9.1cm" svg:x2="19cm" svg:y2="9.1cm">
          <text:p/>
        </draw:line>
        <draw:frame draw:style-name="gr2" draw:text-style-name="P2" draw:layer="layout" svg:width="3.4cm" svg:height="0.78cm" svg:x="19cm" svg:y="4.9cm">
          <draw:text-box>
            <text:p><text:span text:style-name="T1">row_index = 0</text:span></text:p>
          </draw:text-box>
        </draw:frame>
        <draw:frame draw:style-name="gr2" draw:text-style-name="P2" draw:layer="layout" svg:width="3.4cm" svg:height="0.78cm" svg:x="19cm" svg:y="5.7cm">
          <draw:text-box>
            <text:p><text:span text:style-name="T1">row_index = 1</text:span></text:p>
          </draw:text-box>
        </draw:frame>
        <draw:frame draw:style-name="gr2" draw:text-style-name="P2" draw:layer="layout" svg:width="3.4cm" svg:height="0.78cm" svg:x="19cm" svg:y="6.52cm">
          <draw:text-box>
            <text:p><text:span text:style-name="T1">row_index = 2</text:span></text:p>
          </draw:text-box>
        </draw:frame>
        <draw:frame draw:style-name="gr2" draw:text-style-name="P2" draw:layer="layout" svg:width="3.4cm" svg:height="0.78cm" svg:x="19cm" svg:y="7.3cm">
          <draw:text-box>
            <text:p><text:span text:style-name="T1">row_index = 3</text:span></text:p>
          </draw:text-box>
        </draw:frame>
        <draw:custom-shape draw:style-name="gr1" draw:text-style-name="P1" draw:layer="layout" svg:width="9.875cm" svg:height="0.8cm" svg:x="6.95cm" svg:y="10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825cm" svg:height="0.78cm" svg:x="6.9cm" svg:y="10.4cm">
          <draw:text-box>
            <text:p><text:span text:style-name="T1">ListView(AbstractView)</text:span></text:p>
          </draw:text-box>
        </draw:frame>
        <draw:line draw:style-name="gr7" draw:text-style-name="P1" draw:layer="layout" svg:x1="20.6cm" svg:y1="10.1cm" svg:x2="20.6cm" svg:y2="11.7cm">
          <text:p/>
        </draw:line>
        <draw:line draw:style-name="gr9" draw:text-style-name="P1" draw:layer="layout" svg:x1="20.6cm" svg:y1="11.7cm" svg:x2="16.9cm" svg:y2="11.7cm">
          <text:p/>
        </draw:line>
        <draw:line draw:style-name="gr12" draw:text-style-name="P1" draw:layer="layout" svg:x1="10.5cm" svg:y1="10.4cm" svg:x2="10.5cm" svg:y2="6.3cm">
          <text:p/>
        </draw:line>
        <draw:frame draw:style-name="gr2" draw:text-style-name="P2" draw:layer="layout" svg:width="2.2cm" svg:height="0.78cm" svg:x="10.5cm" svg:y="7.62cm">
          <draw:text-box>
            <text:p><text:span text:style-name="T1">selection</text:span></text:p>
          </draw:text-box>
        </draw:frame>
        <draw:line draw:style-name="gr13" draw:text-style-name="P1" draw:layer="layout" svg:x1="8.7cm" svg:y1="6.3cm" svg:x2="8.7cm" svg:y2="7.8cm">
          <text:p/>
        </draw:line>
        <draw:line draw:style-name="gr12" draw:text-style-name="P1" draw:layer="layout" svg:x1="8.7cm" svg:y1="7.8cm" svg:x2="5.9cm" svg:y2="7.8cm">
          <text:p/>
        </draw:line>
        <draw:frame draw:style-name="gr2" draw:text-style-name="P2" draw:layer="layout" svg:width="4.6cm" svg:height="1.309cm" svg:x="1.2cm" svg:y="7.3cm">
          <draw:text-box>
            <text:p><text:span text:style-name="T1">on_selection_change event</text:span></text:p>
          </draw:text-box>
        </draw:frame>
        <draw:custom-shape draw:style-name="gr14" draw:text-style-name="P1" draw:layer="layout" svg:width="4.7cm" svg:height="1.3cm" svg:x="1.1cm" svg:y="7.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9cm" svg:height="0.78cm" svg:x="6.925cm" svg:y="11.22cm">
          <draw:text-box>
            <text:p><text:span text:style-name="T1">The User Interface</text:span></text:p>
          </draw:text-box>
        </draw:frame>
        <draw:custom-shape draw:style-name="gr15" draw:text-style-name="P1" draw:layer="layout" svg:width="9.9cm" svg:height="0.8cm" svg:x="6.925cm" svg:y="1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8.7cm" svg:y1="5.9cm" svg:x2="8.7cm" svg:y2="6.3cm">
          <text:p/>
        </draw:line>
        <draw:line draw:style-name="gr13" draw:text-style-name="P1" draw:layer="layout" svg:x1="10.5cm" svg:y1="5.9cm" svg:x2="10.5cm" svg:y2="6.3cm">
          <text:p/>
        </draw:line>
        <draw:line draw:style-name="gr13" draw:text-style-name="P1" draw:layer="layout" svg:x1="8.7cm" svg:y1="5.9cm" svg:x2="10.5cm" svg:y2="5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30T05:47:43.725017588</meta:creation-date>
    <dc:date>2014-09-08T20:21:48.762440348</dc:date>
    <meta:editing-duration>PT9H18M31S</meta:editing-duration>
    <meta:editing-cycles>21</meta:editing-cycles>
    <meta:generator>LibreOffice/4.2.4.2$Linux_X86_64 LibreOffice_project/420m0$Build-2</meta:generator>
    <meta:document-statistic meta:object-count="50"/>
  </office:meta>
</office:document-meta>
</file>